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>
        <style:tab-stops>
          <style:tab-stop style:position="7.507cm"/>
        </style:tab-stops>
      </style:paragraph-properties>
    </style:style>
    <style:style style:name="P2" style:family="paragraph" style:parent-style-name="Title">
      <style:paragraph-properties fo:text-align="start" style:justify-single-word="false"/>
      <style:text-properties officeooo:rsid="001d7e88" officeooo:paragraph-rsid="001d7e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rror Alignment</text:p>
      <text:p text:style-name="P2">Tool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4:45:42.031657246</meta:creation-date>
    <dc:date>2026-03-27T07:33:39.175407040</dc:date>
    <meta:editing-duration>PT5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3" meta:character-count="21" meta:non-whitespace-character-count="20"/>
  </office:meta>
</office:document-meta>
</file>